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7a7a5a"/>
    </style:style>
    <style:style style:name="gr4" style:family="graphic" style:parent-style-name="standard">
      <style:graphic-properties draw:stroke="none" svg:stroke-width="0.001cm" draw:fill-color="#c9c9b6"/>
    </style:style>
    <style:style style:name="gr5" style:family="graphic" style:parent-style-name="standard">
      <style:graphic-properties draw:stroke="none" svg:stroke-width="0.001cm" draw:fill-color="#ff000c"/>
    </style:style>
    <style:style style:name="gr6" style:family="graphic" style:parent-style-name="standard">
      <style:graphic-properties svg:stroke-width="0.001cm" svg:stroke-color="#550000" draw:fill="none" draw:fill-color="#ffffff" fo:padding-top="-0.049cm" fo:padding-bottom="-0.049cm" fo:padding-left="-0.049cm" fo:padding-right="-0.049cm"/>
    </style:style>
  </office:automatic-styles>
  <office:body>
    <office:drawing>
      <draw:page draw:name="page1" draw:style-name="dp1" draw:master-page-name="Default">
        <draw:g>
          <draw:glue-point draw:id="4" svg:x="-2.664cm" svg:y="-5cm"/>
          <draw:glue-point draw:id="5" svg:x="5cm" svg:y="-5cm"/>
          <draw:glue-point draw:id="6" svg:x="1.168cm" svg:y="-5cm"/>
          <draw:glue-point draw:id="7" svg:x="-5cm" svg:y="5cm"/>
          <draw:glue-point draw:id="8" svg:x="2.661cm" svg:y="5cm"/>
          <draw:glue-point draw:id="9" svg:x="-1.169cm" svg:y="5cm"/>
          <draw:glue-point draw:id="10" svg:x="-5cm" svg:y="-0.944cm"/>
          <draw:glue-point draw:id="11" svg:x="-5cm" svg:y="2.028cm"/>
          <draw:glue-point draw:id="12" svg:x="5cm" svg:y="0.993cm"/>
          <draw:glue-point draw:id="13" svg:x="5cm" svg:y="-2.005cm"/>
          <draw:glue-point draw:id="14" svg:x="0cm" svg:y="0.007cm"/>
          <draw:polygon draw:style-name="gr1" draw:layer="layout" svg:width="2.609cm" svg:height="1.189cm" svg:x="0cm" svg:y="0.811cm" svg:viewBox="0 0 2610 1190" draw:points="0,0 0,1190 2610,1190 2610,0">
            <text:p/>
          </draw:polygon>
          <draw:path draw:style-name="gr2" draw:layer="layout" svg:width="2.609cm" svg:height="1.172cm" svg:x="0cm" svg:y="0.811cm" svg:viewBox="0 0 2610 1173" svg:d="m0 0v1173h2610v-1173zm-2610 0z">
            <text:p/>
          </draw:path>
          <draw:polygon draw:style-name="gr3" draw:layer="layout" svg:width="0.818cm" svg:height="2cm" svg:x="2.609cm" svg:y="0cm" svg:viewBox="0 0 819 2001" draw:points="0,2001 0,811 819,0 819,1188">
            <text:p/>
          </draw:polygon>
          <draw:polygon draw:style-name="gr2" draw:layer="layout" svg:width="0.808cm" svg:height="1.973cm" svg:x="2.609cm" svg:y="0.01cm" svg:viewBox="0 0 809 1974" draw:points="0,1974 0,801 809,0 809,1189 16,1974">
            <text:p/>
          </draw:polygon>
          <draw:polygon draw:style-name="gr4" draw:layer="layout" svg:width="3.427cm" svg:height="0.811cm" svg:x="0cm" svg:y="0cm" svg:viewBox="0 0 3428 812" draw:points="0,812 800,0 3428,0 2609,812">
            <text:p/>
          </draw:polygon>
          <draw:path draw:style-name="gr2" draw:layer="layout" svg:width="3.417cm" svg:height="0.811cm" svg:x="0cm" svg:y="0cm" svg:viewBox="0 0 3418 812" svg:d="m0 812 800-812h2618v9l-809 803zm-2609 0z">
            <text:p/>
          </draw:path>
          <draw:polygon draw:style-name="gr5" draw:layer="layout" svg:width="0.342cm" svg:height="0.339cm" svg:x="0.191cm" svg:y="1.244cm" svg:viewBox="0 0 343 340" draw:points="343,169 343,161 341,152 340,144 338,136 337,127 334,118 332,110 328,102 325,94 321,86 316,79 312,72 306,66 301,60 295,52 289,46 282,41 276,34 269,30 262,25 254,21 246,17 238,14 230,10 222,7 214,5 205,2 197,1 188,1 180,0 171,0 162,0 154,1 144,1 136,2 128,5 119,7 112,10 103,14 95,17 87,21 80,25 73,30 66,34 59,41 52,46 46,52 41,60 35,66 30,72 26,79 21,86 17,94 13,102 10,110 8,118 5,127 3,136 1,144 1,152 0,161 0,169 0,178 1,186 1,195 3,204 5,212 8,220 10,228 13,236 17,244 21,252 26,260 30,266 35,274 41,280 46,286 52,293 59,298 66,304 73,309 80,314 87,318 95,322 103,325 112,329 119,331 128,334 136,336 144,337 154,339 162,340 171,340 180,340 188,339 197,337 205,336 214,334 222,331 230,329 238,325 246,322 254,318 262,314 269,309 276,304 282,298 289,293 295,286 301,280 306,274 312,266 316,260 321,252 325,244 328,236 332,228 334,220 337,212 338,204 340,195 341,186 343,178">
            <text:p/>
          </draw:polygon>
          <draw:polygon draw:style-name="gr6" draw:layer="layout" svg:width="0.342cm" svg:height="0.34cm" svg:x="0.172cm" svg:y="1.225cm" svg:viewBox="0 0 343 341" draw:points="343,171 343,161 342,153 341,144 340,136 338,128 335,120 332,112 330,103 325,96 321,87 317,80 312,73 306,66 302,60 297,53 290,47 283,41 277,36 269,31 262,26 256,21 248,17 240,14 231,10 223,9 215,6 206,4 197,2 188,1 180,0 171,0 163,0 154,1 145,2 137,4 128,6 120,9 112,10 103,14 95,17 88,21 81,26 73,31 66,36 60,41 54,47 47,53 41,60 36,66 30,73 26,80 21,87 17,96 13,103 11,112 8,120 6,128 4,136 2,144 1,153 0,161 0,171 0,179 1,187 2,196 4,204 6,213 8,221 11,230 13,238 17,246 21,254 26,260 30,268 36,275 41,281 47,288 54,295 60,299 66,306 73,310 81,315 88,319 95,323 103,327 112,330 120,333 128,335 137,338 145,338 154,341 163,341 171,341 180,341 188,341 197,338 206,338 215,335 223,333 231,330 240,327 248,323 256,319 262,315 269,310 277,306 283,299 290,295 297,288 302,281 306,275 312,268 317,260 321,254 325,246 330,238 332,230 335,221 338,213 340,204 341,196 342,187 343,179">
            <text:p/>
          </draw:polygon>
          <draw:polygon draw:style-name="gr5" draw:layer="layout" svg:width="0.322cm" svg:height="0.339cm" svg:x="0.686cm" svg:y="1.244cm" svg:viewBox="0 0 323 340" draw:points="323,169 323,161 322,152 321,144 319,136 318,127 316,118 312,110 310,102 306,94 303,86 298,79 294,72 289,66 284,60 279,52 273,46 266,41 260,34 254,30 246,25 240,21 232,17 225,14 217,10 210,7 201,5 194,2 186,1 178,1 169,0 161,0 153,0 144,1 137,1 129,2 121,5 112,7 105,10 98,14 90,17 83,21 76,25 69,30 62,34 56,41 50,46 44,52 38,60 33,66 28,72 24,79 19,86 16,94 12,102 10,110 7,118 5,127 2,136 1,144 1,152 0,161 0,169 0,178 1,186 1,195 2,204 5,212 7,220 10,228 12,236 16,244 19,252 24,260 28,266 33,274 38,280 44,286 50,293 56,298 62,304 69,309 76,314 83,318 90,322 98,325 105,329 112,331 121,334 129,336 137,337 144,339 153,340 161,340 169,340 178,339 186,337 194,336 201,334 210,331 217,329 225,325 232,322 240,318 246,314 254,309 260,304 266,298 273,293 279,286 284,280 289,274 294,266 298,260 303,252 306,244 310,236 312,228 316,220 318,212 319,204 321,195 322,186 323,178">
            <text:p/>
          </draw:polygon>
          <draw:polygon draw:style-name="gr6" draw:layer="layout" svg:width="0.305cm" svg:height="0.34cm" svg:x="0.686cm" svg:y="1.225cm" svg:viewBox="0 0 306 341" draw:points="306,171 306,161 304,153 304,144 302,136 300,128 298,120 295,112 293,103 289,96 287,87 283,80 279,73 273,66 269,60 263,53 258,47 252,41 246,36 240,31 233,26 227,21 220,17 213,14 206,10 198,9 191,6 183,4 175,2 167,1 161,0 152,0 144,0 137,1 129,2 122,4 114,6 107,9 98,10 91,14 84,17 78,21 72,26 65,31 59,36 52,41 46,47 41,53 36,60 30,66 26,73 22,80 18,87 15,96 11,103 8,112 6,120 4,128 2,136 1,144 0,153 0,161 0,171 0,179 0,187 1,196 2,204 4,213 6,221 8,230 11,238 15,246 18,254 22,260 26,268 30,275 36,281 41,288 46,295 52,299 59,306 65,310 72,315 78,319 84,323 91,327 98,330 107,333 114,335 122,338 129,338 137,341 144,341 152,341 161,341 167,341 175,338 183,338 191,335 198,333 206,330 213,327 220,323 227,319 233,315 240,310 246,306 252,299 258,295 263,288 269,281 273,275 279,268 283,260 287,254 289,246 293,238 295,230 298,221 300,213 302,204 304,196 304,187 306,179">
            <text:p/>
          </draw:polygon>
          <draw:polygon draw:style-name="gr5" draw:layer="layout" svg:width="0.342cm" svg:height="0.339cm" svg:x="1.161cm" svg:y="1.244cm" svg:viewBox="0 0 343 340" draw:points="343,169 343,161 341,152 340,144 339,136 337,127 334,118 332,110 329,102 325,94 321,86 316,79 312,72 307,66 301,60 296,52 289,46 283,41 276,34 269,30 262,25 254,21 246,17 239,14 230,10 222,7 214,5 206,2 197,1 188,1 180,0 171,0 162,0 154,1 145,1 137,2 129,5 120,7 112,10 104,14 96,17 88,21 80,25 73,30 66,34 60,41 53,46 47,52 40,60 36,66 31,72 26,79 21,86 17,94 14,102 10,110 8,118 5,127 4,136 1,144 1,152 0,161 0,169 0,178 1,186 1,195 4,204 5,212 8,220 10,228 14,236 17,244 21,252 26,260 31,266 36,274 40,280 47,286 53,293 60,298 66,304 73,309 80,314 88,318 96,322 104,325 112,329 120,331 129,334 137,336 145,337 154,339 162,340 171,340 180,340 188,339 197,337 206,336 214,334 222,331 230,329 239,325 246,322 254,318 262,314 269,309 276,304 283,298 289,293 296,286 301,280 307,274 312,266 316,260 321,252 325,244 329,236 332,228 334,220 337,212 339,204 340,195 341,186 343,178">
            <text:p/>
          </draw:polygon>
          <draw:polygon draw:style-name="gr6" draw:layer="layout" svg:width="0.342cm" svg:height="0.34cm" svg:x="1.143cm" svg:y="1.225cm" svg:viewBox="0 0 343 341" draw:points="343,171 343,161 342,153 340,144 338,136 336,128 333,120 332,112 329,103 325,96 321,87 317,80 312,73 306,66 301,60 295,53 289,47 282,41 276,36 269,31 261,26 254,21 246,17 238,14 230,10 222,9 214,6 205,4 197,2 188,1 180,0 171,0 162,0 154,1 145,2 136,4 128,6 119,9 111,10 104,14 95,17 86,21 80,26 73,31 65,36 58,41 52,47 46,53 40,60 35,66 30,73 25,80 21,87 17,96 12,103 10,112 7,120 4,128 2,136 1,144 0,153 0,161 0,171 0,179 0,187 1,196 2,204 4,213 7,221 10,230 12,238 17,246 21,254 25,260 30,268 35,275 40,281 46,288 52,295 58,299 65,306 73,310 80,315 86,319 95,323 104,327 111,330 119,333 128,335 136,338 145,338 154,341 162,341 171,341 180,341 188,341 197,338 205,338 214,335 222,333 230,330 238,327 246,323 254,319 261,315 269,310 276,306 282,299 289,295 295,288 301,281 306,275 312,268 317,260 321,254 325,246 329,238 332,230 333,221 336,213 338,204 340,196 342,187 343,179">
            <text:p/>
          </draw:polygon>
          <draw:polygon draw:style-name="gr5" draw:layer="layout" svg:width="0.323cm" svg:height="0.339cm" svg:x="1.656cm" svg:y="1.244cm" svg:viewBox="0 0 324 340" draw:points="324,169 324,161 323,152 322,144 320,136 318,127 316,118 313,110 310,102 307,94 303,86 299,79 295,72 290,66 284,60 279,52 273,46 267,41 261,34 254,30 247,25 240,21 233,17 226,14 218,10 211,7 202,5 195,2 187,1 179,1 170,0 162,0 154,0 145,1 137,1 129,2 121,5 113,7 105,10 98,14 91,17 83,21 76,25 69,30 62,34 56,41 50,46 44,52 39,60 33,66 29,72 24,79 20,86 16,94 13,102 10,110 8,118 5,127 3,136 1,144 1,152 0,161 0,169 0,178 1,186 1,195 3,204 5,212 8,220 10,228 13,236 16,244 20,252 24,260 29,266 33,274 39,280 44,286 50,293 56,298 62,304 69,309 76,314 83,318 91,322 98,325 105,329 113,331 121,334 129,336 137,337 145,339 154,340 162,340 170,340 179,339 187,337 195,336 202,334 211,331 218,329 226,325 233,322 240,318 247,314 254,309 261,304 267,298 273,293 279,286 284,280 290,274 295,266 299,260 303,252 307,244 310,236 313,228 316,220 318,212 320,204 322,195 323,186 324,178">
            <text:p/>
          </draw:polygon>
          <draw:polygon draw:style-name="gr6" draw:layer="layout" svg:width="0.305cm" svg:height="0.34cm" svg:x="1.657cm" svg:y="1.225cm" svg:viewBox="0 0 306 341" draw:points="306,171 306,161 305,153 304,144 303,136 301,128 299,120 297,112 293,103 291,96 286,87 283,80 278,73 273,66 269,60 264,53 259,47 252,41 247,36 240,31 233,26 227,21 219,17 213,14 206,10 198,9 190,6 183,4 176,2 169,1 161,0 153,0 144,0 137,1 130,2 122,4 114,6 107,9 99,10 92,14 86,17 78,21 72,26 65,31 58,36 53,41 47,47 41,53 36,60 32,66 26,73 22,80 18,87 15,96 12,103 8,112 7,120 4,128 2,136 1,144 0,153 0,161 0,171 0,179 0,187 1,196 2,204 4,213 7,221 8,230 12,238 15,246 18,254 22,260 26,268 32,275 36,281 41,288 47,295 53,299 58,306 65,310 72,315 78,319 86,323 92,327 99,330 107,333 114,335 122,338 130,338 137,341 144,341 153,341 161,341 169,341 176,338 183,338 190,335 198,333 206,330 213,327 219,323 227,319 233,315 240,310 247,306 252,299 259,295 264,288 269,281 273,275 278,268 283,260 286,254 291,246 293,238 297,230 299,221 301,213 303,204 304,196 305,187 306,179">
            <text:p/>
          </draw:polygon>
          <draw:polygon draw:style-name="gr5" draw:layer="layout" svg:width="0.343cm" svg:height="0.339cm" svg:x="2.132cm" svg:y="1.244cm" svg:viewBox="0 0 344 340" draw:points="344,169 344,161 342,152 341,144 339,136 338,127 335,118 333,110 329,102 325,94 322,86 317,79 313,72 307,66 302,60 297,52 290,46 283,41 277,34 270,30 263,25 255,21 247,17 239,14 231,10 223,7 215,5 207,2 198,1 189,1 180,0 171,0 163,0 154,1 145,1 136,2 128,5 120,7 112,10 104,14 96,17 88,21 81,25 74,30 67,34 60,41 53,46 46,52 41,60 36,66 31,72 26,79 21,86 18,94 14,102 10,110 8,118 5,127 4,136 2,144 1,152 0,161 0,169 0,178 1,186 2,195 4,204 5,212 8,220 10,228 14,236 18,244 21,252 26,260 31,266 36,274 41,280 46,286 53,293 60,298 67,304 74,309 81,314 88,318 96,322 104,325 112,329 120,331 128,334 136,336 145,337 154,339 163,340 171,340 180,340 189,339 198,337 207,336 215,334 223,331 231,329 239,325 247,322 255,318 263,314 270,309 277,304 283,298 290,293 297,286 302,280 307,274 313,266 317,260 322,252 325,244 329,236 333,228 335,220 338,212 339,204 341,195 342,186 344,178">
            <text:p/>
          </draw:polygon>
          <draw:polygon draw:style-name="gr6" draw:layer="layout" svg:width="0.342cm" svg:height="0.34cm" svg:x="2.114cm" svg:y="1.225cm" svg:viewBox="0 0 343 341" draw:points="343,171 343,161 342,153 340,144 339,136 337,128 335,120 332,112 329,103 325,96 321,87 317,80 311,73 306,66 302,60 296,53 290,47 282,41 276,36 269,31 261,26 254,21 247,17 239,14 231,10 222,9 214,6 206,4 197,2 188,1 179,0 171,0 162,0 153,1 145,2 136,4 128,6 120,9 111,10 103,14 95,17 88,21 80,26 72,31 66,36 60,41 53,47 46,53 40,60 36,66 30,73 25,80 21,87 17,96 13,103 10,112 8,120 5,128 4,136 2,144 0,153 0,161 0,171 0,179 0,187 2,196 4,204 5,213 8,221 10,230 13,238 17,246 21,254 25,260 30,268 36,275 40,281 46,288 53,295 60,299 66,306 72,310 80,315 88,319 95,323 103,327 111,330 120,333 128,335 136,338 145,338 153,341 162,341 171,341 179,341 188,341 197,338 206,338 214,335 222,333 231,330 239,327 247,323 254,319 261,315 269,310 276,306 282,299 290,295 296,288 302,281 306,275 311,268 317,260 321,254 325,246 329,238 332,230 335,221 337,213 339,204 340,196 342,187 343,17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odem</dc:title>
    <meta:creation-date>2011-02-07T16:43:20</meta:creation-date>
    <meta:editing-duration>P0D</meta:editing-duration>
    <meta:editing-cycles>1</meta:editing-cycles>
    <meta:document-statistic meta:object-count="17"/>
    <meta:generator>OpenOffice.org/3.3$Linux OpenOffice.org_project/330m20$Build-9567</meta:generator>
  </office:meta>
</office:document-meta>
</file>